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d9f6"/>
    </style:style>
    <style:style style:name="T1" style:family="text">
      <style:text-properties officeooo:rsid="000fd9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 - </text:span>MySQL SELECT - Извежда данните от таблица.</text:p>
      <text:p text:style-name="Standard"><text:span text:style-name="T1">1 - </text:span>MySQL WHERE - Филтрира данните.</text:p>
      <text:p text:style-name="Standard"><text:span text:style-name="T1">1 - </text:span>MySQL AND, OR, NOT - Логически операции.</text:p>
      <text:p text:style-name="P1"><text:span text:style-name="T1">1 - </text:span>MySQL ORDER BY - Подрежда данните по дадена клауза.</text:p>
      <text:p text:style-name="P1"><text:span text:style-name="T1">1 - </text:span>MySQL INSERT INTO - Вкарва данни в таблица</text:p>
      <text:p text:style-name="Standard"><text:span text:style-name="T1">1 - </text:span>MySQL NULL Values - Полета без стойност</text:p>
      <text:p text:style-name="Standard"><text:span text:style-name="T1">1 - </text:span>MySQL UPDATE - Променя някой ред в таблица</text:p>
      <text:p text:style-name="Standard"><text:span text:style-name="T1">1 - </text:span>MySQL DELETE - Трие ред в таблицата</text:p>
      <text:p text:style-name="Standard"><text:span text:style-name="T1">1 - </text:span>MySQL LIMIT - Лимитира изкараните редове при SELECT</text:p>
      <text:p text:style-name="Standard"><text:span text:style-name="T1">1 - </text:span>MySQL MIN and MAX - Изкарват най-голямата или най-малката стойност</text:p>
      <text:p text:style-name="Standard"><text:span text:style-name="T1">1 - </text:span>MySQL COUNT, AVG, SUM - Брои, взима средно аритметична стойност или събира дадени полета или колони, често се използват заедно с GROUP BY</text:p>
      <text:p text:style-name="Standard"><text:span text:style-name="T1">0 - </text:span>MySQL LIKE - Използва се сравняване на стрингове</text:p>
      <text:p text:style-name="Standard"><text:span text:style-name="T1">1 - </text:span>MySQL Wildcards - Това са специални символи използвани при LIKE, които служат за да не се задават винаги специфични символи. % се използва, за да изрази 0, 1 или много символи, а – се използва, за да означи 1 символ<text:span text:style-name="T1"> (ne samo pri like)</text:span></text:p>
      <text:p text:style-name="P1"><text:span text:style-name="T1">1 - </text:span>MySQL IN - Проверява дали дадено число се намира в подаденото множество </text:p>
      <text:p text:style-name="P1"><text:span text:style-name="T1">1 - </text:span>MySQL BETWEEN - Проверява дали дадено число или дата се намира в даден range от числа или дати</text:p>
      <text:p text:style-name="Standard"><text:span text:style-name="T1">0 - </text:span>MySQL Aliases - Подава се, за да се промени името на дадена колона</text:p>
      <text:p text:style-name="Standard"><text:span text:style-name="T1">1 - </text:span>MySQL Joins - Залепя таблица до текущата</text:p>
      <text:p text:style-name="Standard"><text:span text:style-name="T1">0 - </text:span>MySQL INNER JOIN - не знам</text:p>
      <text:p text:style-name="Standard"><text:span text:style-name="T1">1 - </text:span>MySQL LEFT JOIN - Показва данните от лявата таблица и съвпадащите данни от дясната</text:p>
      <text:p text:style-name="Standard"><text:span text:style-name="T1">1 - </text:span>MySQL RIGHT JOIN - Показва данните от дясната таблица и съвпадащите данни от лявата</text:p>
      <text:p text:style-name="Standard"><text:span text:style-name="T1">0 - </text:span>MySQL CROSS JOIN - не знам</text:p>
      <text:p text:style-name="Standard"><text:span text:style-name="T1">0 - </text:span>MySQL Self Join - не знам</text:p>
      <text:p text:style-name="Standard"><text:span text:style-name="T1">0 - </text:span>MySQL UNION - не знам</text:p>
      <text:p text:style-name="Standard"><text:span text:style-name="T1">0 - </text:span>MySQL DISTINCT - Показва само уникалните полета</text:p>
      <text:p text:style-name="Standard"><text:span text:style-name="T1">1 - </text:span>MySQL GROUP BY - Групира по една или повече колони</text:p>
      <text:p text:style-name="Standard"><text:span text:style-name="T1">1 - </text:span>MySQL Create DB - Създава датабаза</text:p>
      <text:p text:style-name="Standard"><text:span text:style-name="T1">1 - </text:span>MySQL Drop DB - Трие датабаза</text:p>
      <text:p text:style-name="Standard"><text:span text:style-name="T1">1 - </text:span>MySQL Create Table - Създава таблица</text:p>
      <text:p text:style-name="Standard"><text:span text:style-name="T1">1 - </text:span>MySQL Drop Table - Трие таблица</text:p>
      <text:p text:style-name="Standard"><text:span text:style-name="T1">1 - </text:span>MySQL Alter Table - Променя колона на таблица</text:p>
      <text:p text:style-name="P1"><text:span text:style-name="T1">1 - </text:span>MySQL Constraints - Ограничения за данните на дадена колона </text:p>
      <text:p text:style-name="P1"><text:span text:style-name="T1">1 - </text:span>MySQL Not Null - Дадено поле не може да е Null</text:p>
      <text:p text:style-name="P1"><text:span text:style-name="T1">1 - </text:span>MySQL Unique - Не може да има повторения в дадена колона </text:p>
      <text:p text:style-name="P1"><text:span text:style-name="T1">1 - </text:span>MySQL Primary Key - Главния ключ на дадена таблица </text:p>
      <text:p text:style-name="P1"><text:span text:style-name="T1">0 - </text:span>MySQL Foreign Key - Друг ключ на таблицата</text:p>
      <text:p text:style-name="P1"><text:span text:style-name="T1">1 - </text:span>MySQL Check - Подават се ограничения за дадена колона </text:p>
      <text:p text:style-name="P1"><text:span text:style-name="T1">1 - </text:span>MySQL Default - Подават се данни по подразбиране</text:p>
      <text:p text:style-name="Standard"><text:span text:style-name="T1">1 - </text:span>MySQL Auto Increment - Към дадена колона се добавя 1 при всеки нов запис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8:54:39.179158724</meta:creation-date>
    <dc:date>2022-11-29T09:05:52.387709914</dc:date>
    <meta:editing-duration>PT11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8" meta:word-count="455" meta:character-count="2247" meta:non-whitespace-character-count="1824"/>
  </office:meta>
</office:document-meta>
</file>